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2000001BEFF441702651A1F39.png" manifest:media-type="image/png"/>
  <manifest:file-entry manifest:full-path="Pictures/10000000000001DC000001BF55EF29136B37578E.png" manifest:media-type="image/png"/>
  <manifest:file-entry manifest:full-path="Pictures/100000000000019D0000023F649AEC7D8C0AE0BB.png" manifest:media-type="image/png"/>
  <manifest:file-entry manifest:full-path="Pictures/100000000000020F000001D7930586B72FA75040.png" manifest:media-type="image/png"/>
  <manifest:file-entry manifest:full-path="Pictures/10000000000003390000015D0634C34D616D9A83.png" manifest:media-type="image/png"/>
  <manifest:file-entry manifest:full-path="Pictures/100000000000028F000001DD067559B6F7A6AE1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589cm, 2.613cm, 1.954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128cm, 0cm, 4.635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791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007cm, 0cm, 3.049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668cm, 1.647cm, 1.796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84cm, 0cm, 1.994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Warm up</text:span></text:p>
          </draw:text-box>
        </draw:frame>
        <draw:frame draw:style-name="gr1" draw:text-style-name="P2" draw:layer="layout" svg:width="5.918cm" svg:height="4.632cm" svg:x="1.047cm" svg:y="5.001cm">
          <draw:image xlink:href="Pictures/100000000000028F000001DD067559B6F7A6AE13.png" xlink:type="simple" xlink:show="embed" xlink:actuate="onLoad" loext:mime-type="image/png">
            <text:p/>
          </draw:image>
        </draw:frame>
        <draw:frame draw:style-name="gr2" draw:text-style-name="P2" draw:layer="layout" svg:width="6.109cm" svg:height="4.318cm" svg:x="21.452cm" svg:y="1.314cm">
          <draw:image xlink:href="Pictures/10000000000003390000015D0634C34D616D9A83.png" xlink:type="simple" xlink:show="embed" xlink:actuate="onLoad" loext:mime-type="image/png">
            <text:p/>
          </draw:image>
        </draw:frame>
        <draw:frame draw:style-name="gr3" draw:text-style-name="P2" draw:layer="layout" svg:width="6.183cm" svg:height="3.844cm" svg:x="0.718cm" svg:y="0.382cm">
          <draw:image xlink:href="Pictures/100000000000020F000001D7930586B72FA75040.png" xlink:type="simple" xlink:show="embed" xlink:actuate="onLoad" loext:mime-type="image/png">
            <text:p/>
          </draw:image>
        </draw:frame>
        <draw:frame draw:style-name="gr4" draw:text-style-name="P2" draw:layer="layout" svg:width="2.341cm" svg:height="6.069cm" svg:x="24.706cm" svg:y="7.969cm">
          <draw:image xlink:href="Pictures/100000000000019D0000023F649AEC7D8C0AE0BB.png" xlink:type="simple" xlink:show="embed" xlink:actuate="onLoad" loext:mime-type="image/png">
            <text:p/>
          </draw:image>
        </draw:frame>
        <draw:frame draw:style-name="gr5" draw:text-style-name="P2" draw:layer="layout" svg:width="4.814cm" svg:height="5.368cm" svg:x="1.219cm" svg:y="9.935cm">
          <draw:image xlink:href="Pictures/10000000000001DC000001BF55EF29136B37578E.png" xlink:type="simple" xlink:show="embed" xlink:actuate="onLoad" loext:mime-type="image/png">
            <text:p/>
          </draw:image>
        </draw:frame>
        <draw:frame draw:style-name="gr6" draw:text-style-name="P2" draw:layer="layout" svg:width="4.567cm" svg:height="6.908cm" svg:x="18.312cm" svg:y="8.033cm">
          <draw:image xlink:href="Pictures/1000000000000192000001BEFF441702651A1F39.png" xlink:type="simple" xlink:show="embed" xlink:actuate="onLoad" loext:mime-type="image/png">
            <text:p/>
          </draw:image>
        </draw:frame>
        <draw:frame draw:style-name="gr7" draw:text-style-name="P4" draw:layer="layout" svg:width="1.618cm" svg:height="1.352cm" svg:x="7.729cm" svg:y="5.578cm">
          <draw:text-box>
            <text:p text:style-name="P3"><text:span text:style-name="T2">b)</text:span></text:p>
          </draw:text-box>
        </draw:frame>
        <draw:frame draw:style-name="gr7" draw:text-style-name="P4" draw:layer="layout" svg:width="1.618cm" svg:height="1.352cm" svg:x="7.462cm" svg:y="0.628cm">
          <draw:text-box>
            <text:p text:style-name="P3"><text:span text:style-name="T2">a)</text:span></text:p>
          </draw:text-box>
        </draw:frame>
        <draw:frame draw:style-name="gr7" draw:text-style-name="P4" draw:layer="layout" svg:width="1.618cm" svg:height="1.352cm" svg:x="6.701cm" svg:y="9.785cm">
          <draw:text-box>
            <text:p text:style-name="P3"><text:span text:style-name="T2">c)</text:span></text:p>
          </draw:text-box>
        </draw:frame>
        <draw:frame draw:style-name="gr7" draw:text-style-name="P4" draw:layer="layout" svg:width="1.618cm" svg:height="1.352cm" svg:x="19.702cm" svg:y="1.124cm">
          <draw:text-box>
            <text:p text:style-name="P3"><text:span text:style-name="T2">1)</text:span></text:p>
          </draw:text-box>
        </draw:frame>
        <draw:frame draw:style-name="gr7" draw:text-style-name="P4" draw:layer="layout" svg:width="1.618cm" svg:height="1.352cm" svg:x="23.088cm" svg:y="7.969cm">
          <draw:text-box>
            <text:p text:style-name="P3"><text:span text:style-name="T2">3)</text:span></text:p>
          </draw:text-box>
        </draw:frame>
        <draw:frame draw:style-name="gr7" draw:text-style-name="P4" draw:layer="layout" svg:width="1.618cm" svg:height="1.352cm" svg:x="16.694cm" svg:y="7.703cm">
          <draw:text-box>
            <text:p text:style-name="P3"><text:span text:style-name="T2">2)</text:span></text:p>
          </draw:text-box>
        </draw:frame>
        <draw:frame draw:style-name="gr8" draw:text-style-name="P5" draw:layer="layout" svg:width="11.212cm" svg:height="3.806cm" svg:x="9.461cm" svg:y="2.913cm">
          <draw:text-box>
            <text:p>Die Graphen 1,2,3 sind die Ableitungsfunktionen von a,b,c. </text:p>
            <text:p/>
            <text:p>Finden Sie für a,b,c die dazugehörige Ableitungsfunktion 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9T14:34:58.732062150</meta:creation-date>
    <dc:date>2025-01-29T14:48:35.687056448</dc:date>
    <meta:editing-duration>PT3M6S</meta:editing-duration>
    <meta:editing-cycles>1</meta:editing-cycles>
    <meta:generator>LibreOffice/6.4.7.2$Linux_X86_64 LibreOffice_project/40$Build-2</meta:generator>
    <meta:document-statistic meta:object-count="37"/>
  </office:meta>
</office:document-meta>
</file>